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cm" draw:fill-color="#00ae00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9" draw:id="id19" draw:layer="layout" svg:width="5cm" svg:height="3cm" svg:x="47cm" svg:y="44.3cm">
          <text:p text:style-name="P1">评选轮次表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5cm" svg:height="3cm" svg:x="22.5cm" svg:y="49.7cm">
          <text:p text:style-name="P1">票选表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5cm" svg:height="3cm" svg:x="47cm" svg:y="32.6cm">
          <text:p text:style-name="P1">评选会议表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cm" svg:height="3cm" svg:x="66cm" svg:y="20cm">
          <text:p text:style-name="P1">审评项目表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cm" svg:height="3cm" svg:x="19.5cm" svg:y="7.5cm">
          <text:p text:style-name="P1">人员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5cm" svg:height="3cm" svg:x="47cm" svg:y="20.1cm">
          <text:p text:style-name="P1">审评活动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cm" svg:height="4.5cm" svg:x="32cm" svg:y="12.5cm">
          <text:p text:style-name="P1">人员参加活动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7cm" svg:height="3cm" svg:x="24cm" svg:y="20cm">
          <text:p text:style-name="P1">审查活动结果、审查人</text:p>
          <text:p text:style-name="P1">确认人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5cm" svg:y1="17cm" svg:x2="27.5cm" svg:y2="20cm" draw:start-shape="id1" draw:start-glue-point="6" draw:end-shape="id2" draw:end-glue-point="4" svg:d="m35000 17000-7500 3000">
          <text:p/>
        </draw:connector>
        <draw:custom-shape draw:style-name="gr1" draw:text-style-name="P1" xml:id="id6" draw:id="id6" draw:layer="layout" svg:width="5cm" svg:height="3cm" svg:x="47cm" svg:y="8cm">
          <text:p text:style-name="P1">参与活动</text:p>
          <text:p text:style-name="P1">序列号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6.5cm" svg:height="3.5cm" svg:x="39cm" svg:y="19.5cm">
          <text:p text:style-name="P1">人员在系统中的</text:p>
          <text:p text:style-name="P1">特殊登录时间等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2.25cm" svg:y1="19.5cm" svg:x2="35cm" svg:y2="17cm" draw:start-shape="id3" draw:start-glue-point="4" draw:end-shape="id1" draw:end-glue-point="6" svg:d="m42250 19500-7250-2500">
          <text:p/>
        </draw:connector>
        <draw:custom-shape draw:style-name="gr2" draw:text-style-name="P1" xml:id="id8" draw:id="id8" draw:layer="layout" svg:width="6cm" svg:height="4.5cm" svg:x="56cm" svg:y="19.3cm">
          <text:p text:style-name="P1">项目拥有活动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5" draw:id="id5" draw:layer="layout" svg:width="6cm" svg:height="4.5cm" svg:x="46.5cm" svg:y="13.5cm">
          <text:p text:style-name="P1">活动生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49.5cm" svg:y1="20.1cm" svg:x2="49.5cm" svg:y2="18cm" draw:start-shape="id4" draw:start-glue-point="0" draw:end-shape="id5" svg:d="m49500 20100v-2100">
          <text:p text:style-name="P1">1</text:p>
        </draw:connector>
        <draw:connector draw:style-name="gr4" draw:text-style-name="P1" draw:layer="layout" draw:type="line" svg:x1="49.5cm" svg:y1="13.5cm" svg:x2="49.5cm" svg:y2="11cm" draw:start-shape="id5" draw:end-shape="id6" svg:d="m49500 13500v-2500">
          <text:p text:style-name="P1">N</text:p>
        </draw:connector>
        <draw:connector draw:style-name="gr4" draw:text-style-name="P1" draw:layer="layout" draw:type="line" svg:x1="66cm" svg:y1="21.5cm" svg:x2="62cm" svg:y2="21.55cm" draw:start-shape="id7" draw:end-shape="id8" draw:end-glue-point="7" svg:d="m66000 21500-4000 50">
          <text:p text:style-name="P1">1</text:p>
        </draw:connector>
        <draw:connector draw:style-name="gr4" draw:text-style-name="P1" draw:layer="layout" draw:type="line" svg:x1="56cm" svg:y1="21.55cm" svg:x2="52cm" svg:y2="21.6cm" draw:start-shape="id8" draw:end-shape="id4" draw:end-glue-point="1" svg:d="m56000 21550-4000 50">
          <text:p text:style-name="P1">N</text:p>
        </draw:connector>
        <draw:connector draw:style-name="gr4" draw:text-style-name="P1" draw:layer="layout" draw:type="line" svg:x1="38cm" svg:y1="14.75cm" svg:x2="47cm" svg:y2="21.6cm" draw:start-shape="id1" draw:start-glue-point="7" draw:end-shape="id4" draw:end-glue-point="3" svg:d="m38000 14750 9000 6850">
          <text:p text:style-name="P1">N</text:p>
        </draw:connector>
        <draw:connector draw:style-name="gr4" draw:text-style-name="P1" draw:layer="layout" draw:type="line" svg:x1="24.5cm" svg:y1="9cm" svg:x2="32cm" svg:y2="14.75cm" draw:start-shape="id9" draw:end-shape="id1" svg:d="m24500 9000 7500 5750">
          <text:p text:style-name="P1">N</text:p>
        </draw:connector>
        <draw:custom-shape draw:style-name="gr2" draw:text-style-name="P1" xml:id="id10" draw:id="id10" draw:layer="layout" svg:width="6cm" svg:height="4.5cm" svg:x="32cm" svg:y="7cm">
          <text:p text:style-name="P1">使用序列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24.5cm" svg:y1="9cm" svg:x2="32cm" svg:y2="9.25cm" draw:start-shape="id9" draw:end-shape="id10" svg:d="m24500 9000 7500 250">
          <text:p text:style-name="P1">N</text:p>
        </draw:connector>
        <draw:connector draw:style-name="gr4" draw:text-style-name="P1" draw:layer="layout" draw:type="line" svg:x1="38cm" svg:y1="9.25cm" svg:x2="47cm" svg:y2="9.5cm" draw:start-shape="id10" draw:start-glue-point="7" draw:end-shape="id6" svg:d="m38000 9250 9000 250">
          <text:p text:style-name="P1">1</text:p>
        </draw:connector>
        <draw:custom-shape draw:style-name="gr5" draw:text-style-name="P1" xml:id="id12" draw:id="id12" draw:layer="layout" svg:width="5.5cm" svg:height="3cm" svg:x="19.2cm" svg:y="24.2cm">
          <text:p text:style-name="P1">人员参评信息</text:p>
          <text:p text:style-name="P1">例如：论文表</text:p>
          <text:p text:style-name="P1">（抽象表）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1" draw:id="id11" draw:layer="layout" svg:width="6cm" svg:height="4.5cm" svg:x="19cm" svg:y="16cm">
          <text:p text:style-name="P1">拥有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22cm" svg:y1="10.5cm" svg:x2="22cm" svg:y2="16cm" draw:start-shape="id9" draw:end-shape="id11" draw:end-glue-point="4" svg:d="m22000 10500v5500">
          <text:p text:style-name="P1">1</text:p>
        </draw:connector>
        <draw:connector draw:style-name="gr4" draw:text-style-name="P1" draw:layer="layout" draw:type="line" svg:x1="22cm" svg:y1="20.5cm" svg:x2="21.95cm" svg:y2="24.2cm" draw:start-shape="id11" draw:end-shape="id12" svg:d="m22000 20500-50 3700">
          <text:p text:style-name="P1">N</text:p>
        </draw:connector>
        <draw:custom-shape draw:style-name="gr2" draw:text-style-name="P1" xml:id="id13" draw:id="id13" draw:layer="layout" svg:width="6cm" svg:height="4.5cm" svg:x="31.5cm" svg:y="23.5cm">
          <text:p text:style-name="P1">活动中论文</text:p>
          <text:p text:style-name="P1">评判结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47cm" svg:y1="21.6cm" svg:x2="37.5cm" svg:y2="25.75cm" draw:start-shape="id4" draw:end-shape="id13" svg:d="m47000 21600-9500 4150">
          <text:p text:style-name="P1">N</text:p>
        </draw:connector>
        <draw:connector draw:style-name="gr4" draw:text-style-name="P1" draw:layer="layout" draw:type="line" svg:x1="31.5cm" svg:y1="25.75cm" svg:x2="24.7cm" svg:y2="25.7cm" draw:start-shape="id13" draw:end-shape="id12" svg:d="m31500 25750-6800-50">
          <text:p text:style-name="P1">N</text:p>
        </draw:connector>
        <draw:custom-shape draw:style-name="gr2" draw:text-style-name="P1" xml:id="id14" draw:id="id14" draw:layer="layout" svg:width="6cm" svg:height="4.5cm" svg:x="56cm" svg:y="12.5cm">
          <text:p text:style-name="P1">活动之间关系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52cm" svg:y1="21.6cm" svg:x2="56cm" svg:y2="14.75cm" draw:start-shape="id4" draw:end-shape="id14" draw:end-glue-point="5" svg:d="m52000 21600 4000-6850">
          <text:p text:style-name="P1">N：N</text:p>
        </draw:connector>
        <draw:custom-shape draw:style-name="gr1" draw:text-style-name="P1" xml:id="id15" draw:id="id15" draw:layer="layout" svg:width="5cm" svg:height="3cm" svg:x="22.5cm" svg:y="37.3cm">
          <text:p text:style-name="P1">人员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6" draw:id="id16" draw:layer="layout" svg:width="6cm" svg:height="4.5cm" svg:x="22cm" svg:y="42.5cm">
          <text:p text:style-name="P1">选择/被选择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5cm" svg:y1="40.3cm" svg:x2="25cm" svg:y2="42.5cm" draw:start-shape="id15" draw:start-glue-point="2" draw:end-shape="id16" svg:d="m25000 40300v2200">
          <text:p text:style-name="P1">N</text:p>
        </draw:connector>
        <draw:connector draw:style-name="gr4" draw:text-style-name="P1" draw:layer="layout" svg:x1="25cm" svg:y1="47cm" svg:x2="25cm" svg:y2="49.7cm" draw:start-shape="id16" draw:start-glue-point="2" draw:end-shape="id17" svg:d="m25000 47000v2700">
          <text:p text:style-name="P1">1</text:p>
        </draw:connector>
        <draw:custom-shape draw:style-name="gr2" draw:text-style-name="P1" xml:id="id18" draw:id="id18" draw:layer="layout" svg:width="6cm" svg:height="4.5cm" svg:x="46.5cm" svg:y="49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line-skew="-0.5cm" svg:x1="27.5cm" svg:y1="51.2cm" svg:x2="46.5cm" svg:y2="51.25cm" draw:start-shape="id17" draw:start-glue-point="1" draw:end-shape="id18" svg:d="m27500 51200h9000v50h10000">
          <text:p text:style-name="P1">N</text:p>
        </draw:connector>
        <draw:connector draw:style-name="gr4" draw:text-style-name="P1" draw:layer="layout" svg:x1="49.5cm" svg:y1="49cm" svg:x2="49.5cm" svg:y2="47.3cm" draw:start-shape="id18" draw:end-shape="id19" draw:end-glue-point="2" svg:d="m49500 49000v-1700">
          <text:p text:style-name="P1">1</text:p>
        </draw:connector>
        <draw:custom-shape draw:style-name="gr2" draw:text-style-name="P1" xml:id="id21" draw:id="id21" draw:layer="layout" svg:width="6cm" svg:height="4.5cm" svg:x="46.5cm" svg:y="37.4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9.5cm" svg:y1="35.6cm" svg:x2="49.5cm" svg:y2="37.4cm" draw:start-shape="id20" draw:start-glue-point="2" draw:end-shape="id21" svg:d="m49500 35600v1800">
          <text:p text:style-name="P1">1</text:p>
        </draw:connector>
        <draw:connector draw:style-name="gr4" draw:text-style-name="P1" draw:layer="layout" svg:x1="49.5cm" svg:y1="41.9cm" svg:x2="49.5cm" svg:y2="44.3cm" draw:start-shape="id21" draw:start-glue-point="2" draw:end-shape="id19" svg:d="m49500 41900v2400">
          <text:p text:style-name="P1">N</text:p>
        </draw:connector>
        <draw:custom-shape draw:style-name="gr2" draw:text-style-name="P1" xml:id="id22" draw:id="id22" draw:layer="layout" svg:width="6cm" svg:height="4.5cm" svg:x="46.5cm" svg:y="25.3cm">
          <text:p text:style-name="P1">属于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9.5cm" svg:y1="23.1cm" svg:x2="49.5cm" svg:y2="25.3cm" draw:start-shape="id4" draw:start-glue-point="2" draw:end-shape="id22" svg:d="m49500 23100v2200">
          <text:p text:style-name="P1">1</text:p>
        </draw:connector>
        <draw:connector draw:style-name="gr4" draw:text-style-name="P1" draw:layer="layout" svg:x1="49.5cm" svg:y1="29.8cm" svg:x2="49.5cm" svg:y2="32.6cm" draw:start-shape="id22" draw:end-shape="id20" draw:end-glue-point="0" svg:d="m49500 29800v2800">
          <text:p text:style-name="P1">N</text:p>
        </draw:connector>
        <draw:custom-shape draw:style-name="gr2" draw:text-style-name="P1" xml:id="id23" draw:id="id23" draw:layer="layout" svg:width="6cm" svg:height="4.5cm" svg:x="33.6cm" svg:y="36.5cm">
          <text:p text:style-name="P1">参与</text:p>
          <text:p text:style-name="P1">（1.评委）</text:p>
          <text:p text:style-name="P1">（2.被评选人）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7.5cm" svg:y1="38.8cm" svg:x2="33.6cm" svg:y2="38.75cm" draw:start-shape="id15" draw:end-shape="id23" draw:end-glue-point="5" svg:d="m27500 38800h3050v-50h3050">
          <text:p text:style-name="P1">N</text:p>
        </draw:connector>
        <draw:connector draw:style-name="gr4" draw:text-style-name="P1" draw:layer="layout" svg:x1="39.6cm" svg:y1="38.75cm" svg:x2="47cm" svg:y2="45.8cm" draw:start-shape="id23" draw:end-shape="id19" svg:d="m39600 38750h3701v7050h3699">
          <text:p text:style-name="P1">N</text:p>
        </draw:connector>
        <draw:connector draw:style-name="gr3" draw:text-style-name="P1" draw:layer="layout" draw:type="curve" draw:line-skew="-3.374cm" svg:x1="19.5cm" svg:y1="9cm" svg:x2="22.5cm" svg:y2="38.8cm" draw:start-shape="id9" draw:start-glue-point="3" draw:end-shape="id15" svg:d="m19500 9000c-5812 0-7312 29800 3000 29800">
          <text:p/>
        </draw:connector>
        <draw:custom-shape draw:style-name="gr2" draw:text-style-name="P1" xml:id="id24" draw:id="id24" draw:layer="layout" svg:width="7cm" svg:height="3cm" svg:x="33.1cm" svg:y="42.5cm">
          <text:p text:style-name="P1">选举结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6.6cm" svg:y1="41cm" svg:x2="36.6cm" svg:y2="42.5cm" draw:start-shape="id23" draw:end-shape="id24" draw:end-glue-point="0" svg:d="m36600 41000v1500">
          <text:p/>
        </draw:connector>
        <draw:custom-shape draw:style-name="gr2" draw:text-style-name="P1" xml:id="id25" draw:id="id25" draw:layer="layout" svg:width="7cm" svg:height="3cm" svg:x="31.5cm" svg:y="20cm">
          <text:p text:style-name="P1">是否是组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5cm" svg:y1="20cm" svg:x2="35cm" svg:y2="17cm" draw:start-shape="id25" draw:end-shape="id1" svg:d="m35000 20000v-3000">
          <text:p/>
        </draw:connector>
        <draw:custom-shape draw:style-name="gr1" draw:text-style-name="P1" draw:layer="layout" svg:width="22cm" svg:height="8.5cm" svg:x="8cm" svg:y="-5cm">
          <text:p text:style-name="P1">TODO</text:p>
          <text:p text:style-name="P1">1.部门排序</text:p>
          <text:p text:style-name="P1">2.部门组长问题</text:p>
          <text:p text:style-name="P1">3.领导审阅</text:p>
          <text:p text:style-name="P1">4.学科组相关</text:p>
          <text:p text:style-name="P1">5.与晋级有关的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igong </meta:initial-creator>
    <meta:creation-date>2011-10-03T19:55:20</meta:creation-date>
    <dc:date>2011-10-07T20:10:15</dc:date>
    <dc:creator>daigong </dc:creator>
    <meta:editing-duration>PT5H5M58S</meta:editing-duration>
    <meta:editing-cycles>278</meta:editing-cycles>
    <meta:generator>LibreOffice/3.3$Linux LibreOffice_project/330m19$Build-202</meta:generator>
    <meta:document-statistic meta:object-count="54"/>
  </office:meta>
</office:document-meta>
</file>